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G Times (WE)" svg:font-family="CG Times (WE)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CG Omega" svg:font-family="CG Omega" style:font-family-generic="swiss" style:font-pitch="variable"/>
    <style:font-face style:name="CG Times" svg:font-family="CG Times" style:font-family-generic="roman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5756in" style:use-optimal-column-width="false"/>
    </style:style>
    <style:style style:name="TableColumn3" style:family="table-column">
      <style:table-column-properties style:column-width="0.8576in" style:use-optimal-column-width="false"/>
    </style:style>
    <style:style style:name="TableColumn4" style:family="table-column">
      <style:table-column-properties style:column-width="1.2486in" style:use-optimal-column-width="false"/>
    </style:style>
    <style:style style:name="TableColumn5" style:family="table-column">
      <style:table-column-properties style:column-width="1.2486in" style:use-optimal-column-width="false"/>
    </style:style>
    <style:style style:name="TableColumn6" style:family="table-column">
      <style:table-column-properties style:column-width="1.2493in" style:use-optimal-column-width="false"/>
    </style:style>
    <style:style style:name="Table1" style:family="table" style:master-page-name="MP0">
      <style:table-properties style:width="7.1798in" fo:margin-left="0in" table:align="center"/>
    </style:style>
    <style:style style:name="TableRow7" style:family="table-row">
      <style:table-row-properties style:min-row-height="0.5409in" style:use-optimal-row-height="false"/>
    </style:style>
    <style:style style:name="TableCell8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9" style:parent-style-name="Обычный" style:family="paragraph">
      <style:paragraph-properties fo:break-before="page" style:contextual-spacing="true"/>
    </style:style>
    <style:style style:name="T49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50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Cell5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52" style:parent-style-name="Обычный" style:family="paragraph">
      <style:paragraph-properties style:contextual-spacing="true"/>
    </style:style>
    <style:style style:name="T53" style:parent-style-name="Основнойшрифтабзаца" style:family="text">
      <style:text-properties style:font-name="Times New Roman" fo:color="#000000" fo:font-size="11pt" style:font-size-asian="11pt" style:font-size-complex="11pt"/>
    </style:style>
    <style:style style:name="TableRow54" style:family="table-row">
      <style:table-row-properties style:min-row-height="0.5409in" style:use-optimal-row-height="false"/>
    </style:style>
    <style:style style:name="TableCell55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56" style:parent-style-name="Обычный" style:family="paragraph">
      <style:paragraph-properties style:contextual-spacing="true"/>
    </style:style>
    <style:style style:name="T57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58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Cell5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60" style:parent-style-name="Обычный" style:family="paragraph">
      <style:paragraph-properties style:contextual-spacing="true"/>
    </style:style>
    <style:style style:name="T61" style:parent-style-name="Основнойшрифтабзаца" style:family="text">
      <style:text-properties style:font-name="Times New Roman" fo:color="#000000" fo:font-size="11pt" style:font-size-asian="11pt" style:font-size-complex="11pt"/>
    </style:style>
    <style:style style:name="TableRow62" style:family="table-row">
      <style:table-row-properties style:min-row-height="0.5409in" style:use-optimal-row-height="false"/>
    </style:style>
    <style:style style:name="TableCell63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64" style:parent-style-name="Обычный" style:family="paragraph">
      <style:paragraph-properties style:contextual-spacing="true"/>
    </style:style>
    <style:style style:name="T65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T66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 style:language-asian="en" style:country-asian="US"/>
    </style:style>
    <style:style style:name="TableCell6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68" style:parent-style-name="Обычный" style:family="paragraph">
      <style:paragraph-properties style:contextual-spacing="true"/>
    </style:style>
    <style:style style:name="T69" style:parent-style-name="Основнойшрифтабзаца" style:family="text">
      <style:text-properties style:font-name="Times New Roman" fo:color="#000000" fo:font-size="11pt" style:font-size-asian="11pt" style:font-size-complex="11pt"/>
    </style:style>
    <style:style style:name="TableRow70" style:family="table-row">
      <style:table-row-properties style:min-row-height="0.5409in" style:use-optimal-row-height="false"/>
    </style:style>
    <style:style style:name="TableCell71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72" style:parent-style-name="Обычный" style:family="paragraph">
      <style:paragraph-properties style:contextual-spacing="true"/>
    </style:style>
    <style:style style:name="T73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T74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 style:language-asian="en" style:country-asian="US"/>
    </style:style>
    <style:style style:name="TableCell7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76" style:parent-style-name="Обычный" style:family="paragraph">
      <style:paragraph-properties style:contextual-spacing="true"/>
    </style:style>
    <style:style style:name="T77" style:parent-style-name="Основнойшрифтабзаца" style:family="text">
      <style:text-properties style:font-name="Times New Roman" fo:color="#000000" fo:font-size="11pt" style:font-size-asian="11pt" style:font-size-complex="11pt"/>
    </style:style>
    <style:style style:name="TableRow78" style:family="table-row">
      <style:table-row-properties style:min-row-height="0.5409in" style:use-optimal-row-height="false"/>
    </style:style>
    <style:style style:name="TableCell79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80" style:parent-style-name="Обычный" style:family="paragraph">
      <style:paragraph-properties style:contextual-spacing="true"/>
    </style:style>
    <style:style style:name="T81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82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Cell8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84" style:parent-style-name="Обычный" style:family="paragraph">
      <style:paragraph-properties style:contextual-spacing="true"/>
    </style:style>
    <style:style style:name="T85" style:parent-style-name="Основнойшрифтабзаца" style:family="text">
      <style:text-properties style:font-name="Times New Roman" fo:color="#000000" fo:font-size="11pt" style:font-size-asian="11pt" style:font-size-complex="11pt" fo:language="en" fo:country="US"/>
    </style:style>
    <style:style style:name="TableRow86" style:family="table-row">
      <style:table-row-properties style:min-row-height="0.5409in" style:use-optimal-row-height="false"/>
    </style:style>
    <style:style style:name="TableCell87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88" style:parent-style-name="Обычный" style:family="paragraph">
      <style:paragraph-properties style:contextual-spacing="true"/>
    </style:style>
    <style:style style:name="T89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T90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 style:language-asian="en" style:country-asian="US"/>
    </style:style>
    <style:style style:name="TableCell9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92" style:parent-style-name="Обычный" style:family="paragraph">
      <style:paragraph-properties style:contextual-spacing="true"/>
    </style:style>
    <style:style style:name="T93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ableRow94" style:family="table-row">
      <style:table-row-properties style:min-row-height="0.5409in" style:use-optimal-row-height="false"/>
    </style:style>
    <style:style style:name="TableCell95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96" style:parent-style-name="Обычный" style:family="paragraph">
      <style:paragraph-properties style:contextual-spacing="true"/>
    </style:style>
    <style:style style:name="T97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T98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T99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fo:font-size="11pt" style:font-size-asian="11pt" style:font-size-complex="11pt" fo:language="en" fo:country="US" style:language-asian="en" style:country-asian="US"/>
    </style:style>
    <style:style style:name="T100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T101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 style:language-asian="en" style:country-asian="US"/>
    </style:style>
    <style:style style:name="TableCell10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03" style:parent-style-name="Обычный" style:family="paragraph">
      <style:paragraph-properties style:contextual-spacing="true"/>
    </style:style>
    <style:style style:name="T104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ableRow105" style:family="table-row">
      <style:table-row-properties style:min-row-height="0.5409in" style:use-optimal-row-height="false"/>
    </style:style>
    <style:style style:name="TableCell106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107" style:parent-style-name="Обычный" style:family="paragraph">
      <style:paragraph-properties style:contextual-spacing="true"/>
    </style:style>
    <style:style style:name="T108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T109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 style:language-asian="en" style:country-asian="US"/>
    </style:style>
    <style:style style:name="TableCell11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11" style:parent-style-name="Обычный" style:family="paragraph">
      <style:paragraph-properties style:contextual-spacing="true"/>
    </style:style>
    <style:style style:name="T112" style:parent-style-name="Основнойшрифтабзаца" style:family="text">
      <style:text-properties style:font-name="Times New Roman" style:font-name-asian="Calibri" fo:font-size="11pt" style:font-size-asian="11pt" style:font-size-complex="11pt" style:language-asian="en" style:country-asian="US"/>
    </style:style>
    <style:style style:name="TableRow113" style:family="table-row">
      <style:table-row-properties style:min-row-height="0.7673in" style:use-optimal-row-height="false"/>
    </style:style>
    <style:style style:name="TableCell114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115" style:parent-style-name="Обычный" style:family="paragraph">
      <style:paragraph-properties style:contextual-spacing="true"/>
    </style:style>
    <style:style style:name="T116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T117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 style:language-asian="en" style:country-asian="US"/>
    </style:style>
    <style:style style:name="TableCell11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19" style:parent-style-name="Обычный" style:family="paragraph">
      <style:paragraph-properties style:contextual-spacing="true"/>
      <style:text-properties style:font-name="Times New Roman" fo:font-size="11pt" style:font-size-asian="11pt" style:font-size-complex="11pt"/>
    </style:style>
    <style:style style:name="TableRow120" style:family="table-row">
      <style:table-row-properties style:min-row-height="0.3152in" style:use-optimal-row-height="false"/>
    </style:style>
    <style:style style:name="TableCell121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122" style:parent-style-name="Обычный" style:family="paragraph">
      <style:paragraph-properties style:contextual-spacing="true"/>
    </style:style>
    <style:style style:name="T123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124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Cell125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126" style:parent-style-name="Обычный" style:family="paragraph">
      <style:paragraph-properties style:contextual-spacing="true" fo:text-align="center"/>
    </style:style>
    <style:style style:name="T127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128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Cell129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130" style:parent-style-name="Обычный" style:family="paragraph">
      <style:paragraph-properties style:contextual-spacing="true" fo:text-align="center"/>
    </style:style>
    <style:style style:name="T131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132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Row133" style:family="table-row">
      <style:table-row-properties style:min-row-height="0.3152in" style:use-optimal-row-height="false"/>
    </style:style>
    <style:style style:name="P134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ize="11pt" style:font-size-asian="11pt" style:font-size-complex="11pt" style:language-asian="en" style:country-asian="US"/>
    </style:style>
    <style:style style:name="TableCell135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136" style:parent-style-name="Обычный" style:family="paragraph">
      <style:paragraph-properties style:contextual-spacing="true" fo:text-align="center"/>
    </style:style>
    <style:style style:name="T137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138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Cell139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140" style:parent-style-name="Обычный" style:family="paragraph">
      <style:paragraph-properties style:contextual-spacing="true" fo:text-align="center"/>
    </style:style>
    <style:style style:name="T141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142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Cell143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144" style:parent-style-name="Обычный" style:family="paragraph">
      <style:paragraph-properties style:contextual-spacing="true" fo:text-align="center"/>
    </style:style>
    <style:style style:name="T145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146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Cell147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148" style:parent-style-name="Обычный" style:family="paragraph">
      <style:paragraph-properties style:contextual-spacing="true" fo:text-align="center"/>
    </style:style>
    <style:style style:name="T149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style:language-asian="en" style:country-asian="US"/>
    </style:style>
    <style:style style:name="T150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style:language-asian="en" style:country-asian="US"/>
    </style:style>
    <style:style style:name="TableRow151" style:family="table-row">
      <style:table-row-properties style:min-row-height="0.4965in" style:use-optimal-row-height="false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Обычный" style:family="paragraph">
      <style:paragraph-properties style:contextual-spacing="true" fo:text-align="center" fo:line-height="115%"/>
    </style:style>
    <style:style style:name="T154" style:parent-style-name="Основнойшрифтабзаца" style:family="text"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Row163" style:family="table-row">
      <style:table-row-properties style:min-row-height="0.4965in" style:use-optimal-row-height="false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Row174" style:family="table-row">
      <style:table-row-properties style:min-row-height="0.4965in" style:use-optimal-row-height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Row185" style:family="table-row">
      <style:table-row-properties style:min-row-height="0.4965in" style:use-optimal-row-height="false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Row196" style:family="table-row">
      <style:table-row-properties style:min-row-height="0.4965in" style:use-optimal-row-height="false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style:language-asian="en" style:country-asian="US"/>
    </style:style>
    <style:style style:name="TableRow207" style:family="table-row">
      <style:table-row-properties style:min-row-height="0.4965in" style:use-optimal-row-height="false"/>
    </style:style>
    <style:style style:name="TableCell208" style:family="table-cell">
      <style:table-cell-properties fo:border="0.0069in solid #000000" fo:background-color="#B5EEED" style:writing-mode="lr-tb" style:vertical-align="middle" fo:padding-top="0in" fo:padding-left="0.075in" fo:padding-bottom="0in" fo:padding-right="0.075in">
        <style:background-fill draw:fill="solid" draw:fill-color="#B5EEED"/>
      </style:table-cell-properties>
    </style:style>
    <style:style style:name="P209" style:parent-style-name="Обычный" style:family="paragraph">
      <style:paragraph-properties style:contextual-spacing="true" fo:line-height="115%"/>
    </style:style>
    <style:style style:name="T210" style:parent-style-name="Основнойшрифтабзаца" style:family="text">
      <style:text-properties style:font-name="Times New Roman" style:font-name-asian="Calibri"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T211" style:parent-style-name="Основнойшрифтабзаца" style:family="text">
      <style:text-properties style:font-name="Times New Roman" style:font-name-asian="Calibri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 style:language-asian="en" style:country-asian="US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style:contextual-spacing="true" fo:text-align="center" fo:line-height="115%"/>
      <style:text-properties style:font-name="Times New Roman" style:font-name-asian="Calibri" fo:font-style="italic" style:font-style-asian="italic" fo:font-size="11pt" style:font-size-asian="11pt" style:font-size-complex="11pt" fo:language="en" fo:country="US" style:language-asian="en" style:country-asian="US"/>
    </style:style>
    <style:style style:name="P214" style:parent-style-name="Обычный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49">Nazwa wyposażenia /<text:s/></text:span><text:span text:style-name="T50">Equipment name</text:span></text:p>
          </table:table-cell>
          <table:table-cell table:style-name="TableCell51" table:number-columns-spanned="4">
            <text:p text:style-name="P52"><text:span text:style-name="T53">{{ name }}</text:span></text:p>
          </table:table-cell>
          <table:covered-table-cell/>
          <table:covered-table-cell/>
          <table:covered-table-cell/>
        </table:table-row>
        <table:table-row table:style-name="TableRow54">
          <table:table-cell table:style-name="TableCell55">
            <text:p text:style-name="P56"><text:span text:style-name="T57">Nazwa producenta /<text:s/></text:span><text:span text:style-name="T58">Manufacturer's name</text:span></text:p>
          </table:table-cell>
          <table:table-cell table:style-name="TableCell59" table:number-columns-spanned="4">
            <text:p text:style-name="P60"><text:span text:style-name="T61">{{ manufacturer }}</text:span></text:p>
          </table:table-cell>
          <table:covered-table-cell/>
          <table:covered-table-cell/>
          <table:covered-table-cell/>
        </table:table-row>
        <table:table-row table:style-name="TableRow62">
          <table:table-cell table:style-name="TableCell63">
            <text:p text:style-name="P64"><text:span text:style-name="T65">Model lub typ wyposażenia /<text:s/></text:span><text:span text:style-name="T66">Model or type of equipment</text:span></text:p>
          </table:table-cell>
          <table:table-cell table:style-name="TableCell67" table:number-columns-spanned="4">
            <text:p text:style-name="P68"><text:span text:style-name="T69">{{ model }}</text:span></text:p>
          </table:table-cell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Numer seryjny i rok produkcji/<text:s/></text:span><text:span text:style-name="T74">Serial number and year of manufacture</text:span></text:p>
          </table:table-cell>
          <table:table-cell table:style-name="TableCell75" table:number-columns-spanned="4">
            <text:p text:style-name="P76"><text:span text:style-name="T77">{{ serial_number }}</text:span></text:p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>
            <text:p text:style-name="P80"><text:span text:style-name="T81">Numer identyfikacyjny/<text:s/></text:span><text:span text:style-name="T82">Identification number</text:span></text:p>
          </table:table-cell>
          <table:table-cell table:style-name="TableCell83" table:number-columns-spanned="4">
            <text:p text:style-name="P84"><text:span text:style-name="T85">{{ code }}</text:span>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>
            <text:p text:style-name="P88"><text:span text:style-name="T89">Data zakupu / przekazania /<text:s/></text:span><text:span text:style-name="T90">Date of purchase / transfer</text:span></text:p>
          </table:table-cell>
          <table:table-cell table:style-name="TableCell91" table:number-columns-spanned="4">
            <text:p text:style-name="P92"><text:span text:style-name="T93">{{ purchase_date }}</text:span></text:p>
          </table:table-cell>
          <table:covered-table-cell/>
          <table:covered-table-cell/>
          <table:covered-table-cell/>
        </table:table-row>
        <table:table-row table:style-name="TableRow94">
          <table:table-cell table:style-name="TableCell95">
            <text:p text:style-name="P96"><text:span text:style-name="T97">Stan w dniu otrzymania</text:span><text:span text:style-name="T98"><text:line-break/>(</text:span><text:span text:style-name="T99">nowe / używane</text:span><text:span text:style-name="T100">) /<text:s/></text:span><text:span text:style-name="T101">Condition on the date of receipt (new / used)</text:span></text:p>
          </table:table-cell>
          <table:table-cell table:style-name="TableCell102" table:number-columns-spanned="4">
            <text:p text:style-name="P103"><text:span text:style-name="T104">{{ condition }}</text:span></text:p>
          </table:table-cell>
          <table:covered-table-cell/>
          <table:covered-table-cell/>
          <table:covered-table-cell/>
        </table:table-row>
        <table:table-row table:style-name="TableRow105">
          <table:table-cell table:style-name="TableCell106">
            <text:p text:style-name="P107"><text:span text:style-name="T108">Data uruchomienia /<text:s/></text:span><text:span text:style-name="T109">Date of commissioning</text:span></text:p>
          </table:table-cell>
          <table:table-cell table:style-name="TableCell110" table:number-columns-spanned="4">
            <text:p text:style-name="P111"><text:span text:style-name="T112">{{ start_date }}</text:span></text:p>
          </table:table-cell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><text:span text:style-name="T116">Kontakt / adres rekomendowanego / autoryzowanego serwisu /<text:s/></text:span><text:span text:style-name="T117">Contact / address of recommended / authorized service</text:span></text:p>
          </table:table-cell>
          <table:table-cell table:style-name="TableCell118" table:number-columns-spanned="4">
            <text:p text:style-name="P119">{{ service_contact }}</text:p>
          </table:table-cell>
          <table:covered-table-cell/>
          <table:covered-table-cell/>
          <table:covered-table-cell/>
        </table:table-row>
        <table:table-row table:style-name="TableRow120">
          <table:table-cell table:style-name="TableCell121" table:number-rows-spanned="2">
            <text:p text:style-name="P122"><text:span text:style-name="T123">Osoba odpowiedzialna za wyposażenie /<text:s/></text:span><text:span text:style-name="T124">Person responsible for the equipment</text:span></text:p>
          </table:table-cell>
          <table:table-cell table:style-name="TableCell125" table:number-columns-spanned="2">
            <text:p text:style-name="P126"><text:span text:style-name="T127">Przejęcie odpowiedzialności /<text:s/></text:span><text:span text:style-name="T128">Assumption of responsibility</text:span></text:p>
          </table:table-cell>
          <table:covered-table-cell/>
          <table:table-cell table:style-name="TableCell129" table:number-columns-spanned="2">
            <text:p text:style-name="P130"><text:span text:style-name="T131">Przekazanie odpowiedzialności /<text:s/></text:span><text:span text:style-name="T132">Delegation of responsibility</text:span></text:p>
          </table:table-cell>
          <table:covered-table-cell/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<text:span text:style-name="T137">Data / D</text:span><text:span text:style-name="T138">ate</text:span></text:p>
          </table:table-cell>
          <table:table-cell table:style-name="TableCell139">
            <text:p text:style-name="P140"><text:span text:style-name="T141">Podpis / S</text:span><text:span text:style-name="T142">ignature</text:span></text:p>
          </table:table-cell>
          <table:table-cell table:style-name="TableCell143">
            <text:p text:style-name="P144"><text:span text:style-name="T145">Data / D</text:span><text:span text:style-name="T146">ate</text:span></text:p>
          </table:table-cell>
          <table:table-cell table:style-name="TableCell147">
            <text:p text:style-name="P148"><text:span text:style-name="T149">Podpis / S</text:span><text:span text:style-name="T150">ignature</text:span></text:p>
          </table:table-cell>
        </table:table-row>
        <table:table-row table:style-name="TableRow151">
          <table:table-cell table:style-name="TableCell152">
            <text:p text:style-name="P153"><text:span text:style-name="T154">{{ responsible_person }}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<text:span text:style-name="T210">Data i podpis kierownika laboratorium /<text:s/></text:span><text:span text:style-name="T211">Date and signature of the laboratory manager</text:span></text:p>
          </table:table-cell>
          <table:table-cell table:style-name="TableCell212" table:number-columns-spanned="4">
            <text:p text:style-name="P213"/>
          </table:table-cell>
          <table:covered-table-cell/>
          <table:covered-table-cell/>
          <table:covered-table-cell/>
        </table:table-row>
      </table:table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G Times (WE)" svg:font-family="CG Times (WE)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CG Omega" svg:font-family="CG Omega" style:font-family-generic="swiss" style:font-pitch="variable"/>
    <style:font-face style:name="CG Times" svg:font-family="CG Times" style:font-family-generic="roman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/>
      <style:text-properties style:font-name="Times New Roman" fo:font-weight="bold" style:font-weight-asian="bold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text-align="center"/>
      <style:text-properties style:font-name="Times New Roman" fo:font-weight="bold" style:font-weight-asian="bold" fo:font-size="14pt" style:font-size-asian="14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/>
      <style:text-properties style:font-name="CG Times (WE)" style:font-name-asian="Arial Unicode MS" fo:hyphenate="false"/>
    </style:style>
    <style:style style:name="Обычный" style:display-name="Обычный" style:family="paragraph">
      <style:text-properties style:font-name="CG Omega" fo:font-size="12pt" style:font-size-asian="12pt" fo:hyphenate="false"/>
    </style:style>
    <style:style style:name="Основнойшрифтабзаца" style:display-name="Основной шрифт абзаца" style:family="text"/>
    <style:style style:name="Dokumentu1" style:display-name="Dokumentu 1" style:family="paragraph">
      <style:paragraph-properties fo:keep-with-next="always" fo:keep-together="always">
        <style:tab-stops>
          <style:tab-stop style:type="left" style:position="-0.5in"/>
        </style:tab-stops>
      </style:paragraph-properties>
      <style:text-properties style:font-name="CG Omega" fo:font-size="12pt" style:font-size-asian="12pt" fo:language="en" fo:country="US" fo:hyphenate="false"/>
    </style:style>
    <style:style style:name="Bibliografia1" style:display-name="Bibliografia1" style:family="text" style:parent-style-name="Основнойшрифтабзаца"/>
    <style:style style:name="Techniczny5" style:display-name="Techniczny 5" style:family="paragraph">
      <style:paragraph-properties fo:text-indent="0.5in"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Techniczny6" style:display-name="Techniczny 6" style:family="paragraph">
      <style:paragraph-properties fo:text-indent="0.5in"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Inicjdok" style:display-name="Inicj dok" style:family="text" style:parent-style-name="Основнойшрифтабзаца"/>
    <style:style style:name="Inicjtech" style:display-name="Inicj tech" style:family="text">
      <style:text-properties style:font-name="CG Omega" fo:font-size="12pt" style:font-size-asian="12pt" fo:language="en" fo:country="US"/>
    </style:style>
    <style:style style:name="Techniczny1" style:display-name="Techniczny 1" style:family="text">
      <style:text-properties style:font-name="CG Omega" fo:font-size="12pt" style:font-size-asian="12pt" fo:language="en" fo:country="US"/>
    </style:style>
    <style:style style:name="Techniczny7" style:display-name="Techniczny 7" style:family="paragraph">
      <style:paragraph-properties fo:text-indent="0.5in"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Dokumentu8" style:display-name="Dokumentu 8" style:family="text" style:parent-style-name="Основнойшрифтабзаца"/>
    <style:style style:name="Dokumentu5" style:display-name="Dokumentu 5" style:family="text" style:parent-style-name="Основнойшрифтабзаца"/>
    <style:style style:name="Dokumentu6" style:display-name="Dokumentu 6" style:family="text" style:parent-style-name="Основнойшрифтабзаца"/>
    <style:style style:name="Dokumentu2" style:display-name="Dokumentu 2" style:family="text">
      <style:text-properties style:font-name="CG Omega" fo:font-size="12pt" style:font-size-asian="12pt" fo:language="en" fo:country="US"/>
    </style:style>
    <style:style style:name="Dokumentu7" style:display-name="Dokumentu 7" style:family="text" style:parent-style-name="Основнойшрифтабзаца"/>
    <style:style style:name="Dokumentu3" style:display-name="Dokumentu 3" style:family="text">
      <style:text-properties style:font-name="CG Omega" fo:font-size="12pt" style:font-size-asian="12pt" fo:language="en" fo:country="US"/>
    </style:style>
    <style:style style:name="Akapprawy1" style:display-name="Akap prawy 1" style:family="paragraph">
      <style:paragraph-properties fo:margin-left="0.5in" fo:text-indent="-0.3in">
        <style:tab-stops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Akapprawy2" style:display-name="Akap prawy 2" style:family="paragraph">
      <style:paragraph-properties fo:margin-left="1in" fo:text-indent="-0.3in">
        <style:tab-stops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Akapprawy3" style:display-name="Akap prawy 3" style:family="paragraph">
      <style:paragraph-properties fo:margin-left="1.5in" fo:text-indent="-0.3in">
        <style:tab-stops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Akapprawy4" style:display-name="Akap prawy 4" style:family="paragraph">
      <style:paragraph-properties fo:margin-left="2in" fo:text-indent="-0.3in">
        <style:tab-stops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Akapprawy5" style:display-name="Akap prawy 5" style:family="paragraph">
      <style:paragraph-properties fo:margin-left="2.5in" fo:text-indent="-0.4in">
        <style:tab-stops>
          <style:tab-stop style:type="left" style:position="-3in"/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Akapprawy6" style:display-name="Akap prawy 6" style:family="paragraph">
      <style:paragraph-properties fo:margin-left="3in" fo:text-indent="-0.4in">
        <style:tab-stops>
          <style:tab-stop style:type="left" style:position="-3.5in"/>
          <style:tab-stop style:type="left" style:position="-3in"/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Prawniczy" style:display-name="Prawniczy" style:family="paragraph">
      <style:paragraph-properties fo:line-height="0.1666in">
        <style:tab-stops>
          <style:tab-stop style:type="left" style:position="-0.5in"/>
        </style:tab-stops>
      </style:paragraph-properties>
      <style:text-properties style:font-name="CG Omega" fo:font-size="12pt" style:font-size-asian="12pt" fo:language="en" fo:country="US" fo:hyphenate="false"/>
    </style:style>
    <style:style style:name="Akapprawy7" style:display-name="Akap prawy 7" style:family="paragraph">
      <style:paragraph-properties fo:margin-left="3.5in" fo:text-indent="-0.3in">
        <style:tab-stops>
          <style:tab-stop style:type="left" style:position="-4in"/>
          <style:tab-stop style:type="left" style:position="-3.5in"/>
          <style:tab-stop style:type="left" style:position="-3in"/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Akapprawy8" style:display-name="Akap prawy 8" style:family="paragraph">
      <style:paragraph-properties fo:margin-left="4in" fo:text-indent="-0.3in">
        <style:tab-stops>
          <style:tab-stop style:type="left" style:position="-4.5in"/>
          <style:tab-stop style:type="left" style:position="-4in"/>
          <style:tab-stop style:type="left" style:position="-3.5in"/>
          <style:tab-stop style:type="left" style:position="-3in"/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Dokumentu4" style:display-name="Dokumentu 4" style:family="text">
      <style:text-properties fo:font-weight="bold" style:font-weight-asian="bold" fo:font-style="italic" style:font-style-asian="italic" fo:font-size="12pt" style:font-size-asian="12pt"/>
    </style:style>
    <style:style style:name="Techniczny2" style:display-name="Techniczny 2" style:family="text">
      <style:text-properties style:font-name="CG Omega" fo:font-size="12pt" style:font-size-asian="12pt" fo:language="en" fo:country="US"/>
    </style:style>
    <style:style style:name="Techniczny3" style:display-name="Techniczny 3" style:family="text">
      <style:text-properties style:font-name="CG Omega" fo:font-size="12pt" style:font-size-asian="12pt" fo:language="en" fo:country="US"/>
    </style:style>
    <style:style style:name="Techniczny4" style:display-name="Techniczny 4" style:family="paragraph">
      <style:paragraph-properties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Techniczny8" style:display-name="Techniczny 8" style:family="paragraph">
      <style:paragraph-properties fo:text-indent="0.5in"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Document8" style:display-name="Document 8" style:family="text" style:parent-style-name="Основнойшрифтабзаца"/>
    <style:style style:name="Document4" style:display-name="Document 4" style:family="text">
      <style:text-properties fo:font-weight="bold" style:font-weight-asian="bold" fo:font-style="italic" style:font-style-asian="italic" fo:font-size="12pt" style:font-size-asian="12pt"/>
    </style:style>
    <style:style style:name="Document6" style:display-name="Document 6" style:family="text" style:parent-style-name="Основнойшрифтабзаца"/>
    <style:style style:name="Document5" style:display-name="Document 5" style:family="text" style:parent-style-name="Основнойшрифтабзаца"/>
    <style:style style:name="Document2" style:display-name="Document 2" style:family="text">
      <style:text-properties style:font-name="CG Omega" fo:font-size="12pt" style:font-size-asian="12pt" fo:language="en" fo:country="US"/>
    </style:style>
    <style:style style:name="Document7" style:display-name="Document 7" style:family="text" style:parent-style-name="Основнойшрифтабзаца"/>
    <style:style style:name="Bibliogrphy" style:display-name="Bibliogrphy" style:family="text" style:parent-style-name="Основнойшрифтабзаца"/>
    <style:style style:name="RightPar1" style:display-name="Right Par 1" style:family="paragraph">
      <style:paragraph-properties fo:margin-left="0.5in" fo:text-indent="-0.3in">
        <style:tab-stops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RightPar2" style:display-name="Right Par 2" style:family="paragraph">
      <style:paragraph-properties fo:margin-left="1in" fo:text-indent="-0.3in">
        <style:tab-stops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Document3" style:display-name="Document 3" style:family="text">
      <style:text-properties style:font-name="CG Omega" fo:font-size="12pt" style:font-size-asian="12pt" fo:language="en" fo:country="US"/>
    </style:style>
    <style:style style:name="RightPar3" style:display-name="Right Par 3" style:family="paragraph">
      <style:paragraph-properties fo:margin-left="1.5in" fo:text-indent="-0.3in">
        <style:tab-stops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RightPar4" style:display-name="Right Par 4" style:family="paragraph">
      <style:paragraph-properties fo:margin-left="2in" fo:text-indent="-0.3in">
        <style:tab-stops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RightPar5" style:display-name="Right Par 5" style:family="paragraph">
      <style:paragraph-properties fo:margin-left="2.5in" fo:text-indent="-0.4in">
        <style:tab-stops>
          <style:tab-stop style:type="left" style:position="-3in"/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RightPar6" style:display-name="Right Par 6" style:family="paragraph">
      <style:paragraph-properties fo:margin-left="3in" fo:text-indent="-0.4in">
        <style:tab-stops>
          <style:tab-stop style:type="left" style:position="-3.5in"/>
          <style:tab-stop style:type="left" style:position="-3in"/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RightPar7" style:display-name="Right Par 7" style:family="paragraph">
      <style:paragraph-properties fo:margin-left="3.5in" fo:text-indent="-0.3in">
        <style:tab-stops>
          <style:tab-stop style:type="left" style:position="-4in"/>
          <style:tab-stop style:type="left" style:position="-3.5in"/>
          <style:tab-stop style:type="left" style:position="-3in"/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RightPar8" style:display-name="Right Par 8" style:family="paragraph">
      <style:paragraph-properties fo:margin-left="4in" fo:text-indent="-0.3in">
        <style:tab-stops>
          <style:tab-stop style:type="left" style:position="-4.5in"/>
          <style:tab-stop style:type="left" style:position="-4in"/>
          <style:tab-stop style:type="left" style:position="-3.5in"/>
          <style:tab-stop style:type="left" style:position="-3in"/>
          <style:tab-stop style:type="left" style:position="-2.5in"/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  <style:tab-stop style:type="char" style:char="." style:position="0in"/>
        </style:tab-stops>
      </style:paragraph-properties>
      <style:text-properties style:font-name="CG Omega" fo:font-size="12pt" style:font-size-asian="12pt" fo:language="en" fo:country="US" fo:hyphenate="false"/>
    </style:style>
    <style:style style:name="Document1" style:display-name="Document 1" style:family="paragraph">
      <style:paragraph-properties fo:keep-with-next="always" fo:keep-together="always">
        <style:tab-stops>
          <style:tab-stop style:type="left" style:position="-0.5in"/>
        </style:tab-stops>
      </style:paragraph-properties>
      <style:text-properties style:font-name="CG Omega" fo:font-size="12pt" style:font-size-asian="12pt" fo:language="en" fo:country="US" fo:hyphenate="false"/>
    </style:style>
    <style:style style:name="DocInit" style:display-name="Doc Init" style:family="text" style:parent-style-name="Основнойшрифтабзаца"/>
    <style:style style:name="TechInit" style:display-name="Tech Init" style:family="text">
      <style:text-properties style:font-name="CG Omega" fo:font-size="12pt" style:font-size-asian="12pt" fo:language="en" fo:country="US"/>
    </style:style>
    <style:style style:name="Technical5" style:display-name="Technical 5" style:family="paragraph">
      <style:paragraph-properties fo:text-indent="0.5in"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Technical6" style:display-name="Technical 6" style:family="paragraph">
      <style:paragraph-properties fo:text-indent="0.5in"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Technical2" style:display-name="Technical 2" style:family="text">
      <style:text-properties style:font-name="CG Omega" fo:font-size="12pt" style:font-size-asian="12pt" fo:language="en" fo:country="US"/>
    </style:style>
    <style:style style:name="Technical3" style:display-name="Technical 3" style:family="text">
      <style:text-properties style:font-name="CG Omega" fo:font-size="12pt" style:font-size-asian="12pt" fo:language="en" fo:country="US"/>
    </style:style>
    <style:style style:name="Technical4" style:display-name="Technical 4" style:family="paragraph">
      <style:paragraph-properties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Technical1" style:display-name="Technical 1" style:family="text">
      <style:text-properties style:font-name="CG Omega" fo:font-size="12pt" style:font-size-asian="12pt" fo:language="en" fo:country="US"/>
    </style:style>
    <style:style style:name="Technical7" style:display-name="Technical 7" style:family="paragraph">
      <style:paragraph-properties fo:text-indent="0.5in"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Technical8" style:display-name="Technical 8" style:family="paragraph">
      <style:paragraph-properties fo:text-indent="0.5in">
        <style:tab-stops>
          <style:tab-stop style:type="left" style:position="-0.5in"/>
        </style:tab-stops>
      </style:paragraph-properties>
      <style:text-properties style:font-name="CG Omega" fo:font-weight="bold" style:font-weight-asian="bold" fo:font-size="12pt" style:font-size-asian="12pt" fo:language="en" fo:country="US" fo:hyphenate="false"/>
    </style:style>
    <style:style style:name="Pleading" style:display-name="Pleading" style:family="paragraph">
      <style:paragraph-properties fo:line-height="0.1666in">
        <style:tab-stops>
          <style:tab-stop style:type="left" style:position="-0.5in"/>
        </style:tab-stops>
      </style:paragraph-properties>
      <style:text-properties style:font-name="CG Omega" fo:font-size="12pt" style:font-size-asian="12pt" fo:language="en" fo:country="US" fo:hyphenate="false"/>
    </style:style>
    <style:style style:name="DefaultParagraphFo" style:display-name="Default Paragraph Fo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>
      <style:paragraph-properties fo:margin-top="0.3333in" fo:margin-left="0.5in" fo:margin-right="0.5in" fo:text-indent="-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language="en" fo:country="US" fo:hyphenate="false"/>
    </style:style>
    <style:style style:name="Оглавление2" style:display-name="Оглавление 2" style:family="paragraph" style:parent-style-name="Обычный" style:next-style-name="Обычный">
      <style:paragraph-properties fo:margin-left="1in" fo:margin-right="0.5in" fo:text-indent="-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language="en" fo:country="US" fo:hyphenate="false"/>
    </style:style>
    <style:style style:name="Оглавление3" style:display-name="Оглавление 3" style:family="paragraph" style:parent-style-name="Обычный" style:next-style-name="Обычный">
      <style:paragraph-properties fo:margin-left="1.5in" fo:margin-right="0.5in" fo:text-indent="-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language="en" fo:country="US" fo:hyphenate="false"/>
    </style:style>
    <style:style style:name="Оглавление4" style:display-name="Оглавление 4" style:family="paragraph" style:parent-style-name="Обычный" style:next-style-name="Обычный">
      <style:paragraph-properties fo:margin-left="2in" fo:margin-right="0.5in" fo:text-indent="-0.5in">
        <style:tab-stops>
          <style:tab-stop style:type="left" style:leader-style="dotted" style:leader-text="." style:position="4.25in"/>
          <style:tab-stop style:type="right" style:position="4.5in"/>
        </style:tab-stops>
      </style:paragraph-properties>
      <style:text-properties fo:language="en" fo:country="US" fo:hyphenate="false"/>
    </style:style>
    <style:style style:name="Оглавление5" style:display-name="Оглавление 5" style:family="paragraph" style:parent-style-name="Обычный" style:next-style-name="Обычный">
      <style:paragraph-properties fo:margin-left="2.5in" fo:margin-right="0.5in" fo:text-indent="-0.5in">
        <style:tab-stops>
          <style:tab-stop style:type="left" style:leader-style="dotted" style:leader-text="." style:position="3.75in"/>
          <style:tab-stop style:type="right" style:position="4in"/>
        </style:tab-stops>
      </style:paragraph-properties>
      <style:text-properties fo:language="en" fo:country="US" fo:hyphenate="false"/>
    </style:style>
    <style:style style:name="Оглавление6" style:display-name="Оглавление 6" style:family="paragraph" style:parent-style-name="Обычный" style:next-style-name="Обычный">
      <style:paragraph-properties fo:margin-left="0.5in" fo:text-indent="-0.5in">
        <style:tab-stops>
          <style:tab-stop style:type="left" style:position="5.75in"/>
          <style:tab-stop style:type="right" style:position="6in"/>
        </style:tab-stops>
      </style:paragraph-properties>
      <style:text-properties fo:language="en" fo:country="US" fo:hyphenate="false"/>
    </style:style>
    <style:style style:name="Оглавление7" style:display-name="Оглавление 7" style:family="paragraph" style:parent-style-name="Обычный" style:next-style-name="Обычный">
      <style:paragraph-properties fo:margin-left="0.5in" fo:text-indent="-0.5in">
        <style:tab-stops/>
      </style:paragraph-properties>
      <style:text-properties fo:language="en" fo:country="US" fo:hyphenate="false"/>
    </style:style>
    <style:style style:name="Оглавление8" style:display-name="Оглавление 8" style:family="paragraph" style:parent-style-name="Обычный" style:next-style-name="Обычный">
      <style:paragraph-properties fo:margin-left="0.5in" fo:text-indent="-0.5in">
        <style:tab-stops>
          <style:tab-stop style:type="left" style:position="5.75in"/>
          <style:tab-stop style:type="right" style:position="6in"/>
        </style:tab-stops>
      </style:paragraph-properties>
      <style:text-properties fo:language="en" fo:country="US" fo:hyphenate="false"/>
    </style:style>
    <style:style style:name="Оглавление9" style:display-name="Оглавление 9" style:family="paragraph" style:parent-style-name="Обычный" style:next-style-name="Обычный">
      <style:paragraph-properties fo:margin-left="0.5in" fo:text-indent="-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language="en" fo:country="US" fo:hyphenate="false"/>
    </style:style>
    <style:style style:name="Указатель1" style:display-name="Указатель 1" style:family="paragraph" style:parent-style-name="Обычный" style:next-style-name="Обычный">
      <style:paragraph-properties fo:margin-left="1in" fo:margin-right="0.5in" fo:text-indent="-1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language="en" fo:country="US" fo:hyphenate="false"/>
    </style:style>
    <style:style style:name="Указатель2" style:display-name="Указатель 2" style:family="paragraph" style:parent-style-name="Обычный" style:next-style-name="Обычный">
      <style:paragraph-properties fo:margin-left="1in" fo:margin-right="0.5in" fo:text-indent="-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language="en" fo:country="US" fo:hyphenate="false"/>
    </style:style>
    <style:style style:name="Названиеобъекта" style:display-name="Название объекта" style:family="paragraph" style:parent-style-name="Обычный" style:next-style-name="Обычный">
      <style:text-properties fo:hyphenate="false"/>
    </style:style>
    <style:style style:name="_EquationCaption" style:display-name="_Equation Caption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tyt_btms14" style:display-name="tyt_btms14" style:family="text">
      <style:text-properties style:font-name="CG Times" fo:font-weight="bold" style:font-weight-asian="bold" fo:font-size="14pt" style:font-size-asian="14pt" fo:language="en" fo:country="US"/>
    </style:style>
    <style:style style:name="pap_fir1" style:display-name="pap_fir1" style:family="paragraph">
      <style:paragraph-properties fo:line-height="120%">
        <style:tab-stops>
          <style:tab-stop style:type="center" style:position="3.4256in"/>
        </style:tab-stops>
      </style:paragraph-properties>
      <style:text-properties style:font-name="CG Times" fo:font-size="14pt" style:font-size-asian="14pt" fo:language="en" fo:country="US" fo:hyphenate="false"/>
    </style:style>
    <style:style style:name="dr1" style:display-name="dr1" style:family="paragraph">
      <style:paragraph-properties>
        <style:tab-stops>
          <style:tab-stop style:type="left" style:position="-0.5in"/>
          <style:tab-stop style:type="left" style:position="0in"/>
          <style:tab-stop style:type="left" style:position="0.1965in"/>
          <style:tab-stop style:type="left" style:position="0.393in"/>
          <style:tab-stop style:type="left" style:position="0.5902in"/>
          <style:tab-stop style:type="left" style:position="0.7868in"/>
          <style:tab-stop style:type="left" style:position="1in"/>
          <style:tab-stop style:type="left" style:position="1.1798in"/>
          <style:tab-stop style:type="left" style:position="1.3763in"/>
          <style:tab-stop style:type="left" style:position="1.5736in"/>
          <style:tab-stop style:type="left" style:position="1.7701in"/>
          <style:tab-stop style:type="left" style:position="2in"/>
          <style:tab-stop style:type="left" style:position="2.1631in"/>
          <style:tab-stop style:type="left" style:position="2.3597in"/>
          <style:tab-stop style:type="left" style:position="2.5569in"/>
          <style:tab-stop style:type="left" style:position="2.7534in"/>
          <style:tab-stop style:type="left" style:position="2.95in"/>
          <style:tab-stop style:type="left" style:position="3.1465in"/>
          <style:tab-stop style:type="left" style:position="3.343in"/>
          <style:tab-stop style:type="left" style:position="3.5402in"/>
          <style:tab-stop style:type="left" style:position="4in"/>
        </style:tab-stops>
      </style:paragraph-properties>
      <style:text-properties style:font-name="CG Times" fo:font-size="14pt" style:font-size-asian="14pt" fo:language="en" fo:country="US" fo:hyphenate="false"/>
    </style:style>
    <style:style style:name="pap_fir3" style:display-name="pap_fir3" style:family="paragraph">
      <style:paragraph-properties>
        <style:tab-stops>
          <style:tab-stop style:type="center" style:position="3.4256in"/>
        </style:tab-stops>
      </style:paragraph-properties>
      <style:text-properties style:font-name="CG Times" fo:font-size="14pt" style:font-size-asian="14pt" fo:language="en" fo:country="US" fo:hyphenate="false"/>
    </style:style>
    <style:style style:name="pap_fir2" style:display-name="pap_fir2" style:family="paragraph">
      <style:paragraph-properties fo:line-height="120%">
        <style:tab-stops>
          <style:tab-stop style:type="center" style:position="3.4256in"/>
        </style:tab-stops>
      </style:paragraph-properties>
      <style:text-properties style:font-name="CG Times" fo:font-size="14pt" style:font-size-asian="14pt" fo:language="en" fo:country="US" fo:hyphenate="false"/>
    </style:style>
    <style:style style:name="pap_firp1" style:display-name="pap_firp1" style:family="paragraph">
      <style:paragraph-properties fo:line-height="120%">
        <style:tab-stops>
          <style:tab-stop style:type="center" style:position="3.6618in"/>
        </style:tab-stops>
      </style:paragraph-properties>
      <style:text-properties style:font-name="CG Times" fo:font-size="14pt" style:font-size-asian="14pt" fo:language="en" fo:country="US" fo:hyphenate="false"/>
    </style:style>
    <style:style style:name="Номерстраницы" style:display-name="Номер страницы" style:family="text" style:parent-style-name="Основнойшрифтабзаца"/>
    <style:style style:name="a2xA5" style:display-name="a2xA5" style:family="text">
      <style:text-properties style:font-name="CG Omega" fo:font-size="12pt" style:font-size-asian="12pt" fo:language="en" fo:country="US"/>
    </style:style>
    <style:style style:name="NA" style:display-name="N/A" style:family="paragraph" style:parent-style-name="Обычный">
      <style:paragraph-properties>
        <style:tab-stops>
          <style:tab-stop style:type="left" style:position="6.25in"/>
          <style:tab-stop style:type="right" style:position="6.5in"/>
        </style:tab-stops>
      </style:paragraph-properties>
      <style:text-properties fo:language="en" fo:country="US" fo:hyphenate="false"/>
    </style:style>
    <style:style style:name="_EquationCaption1" style:display-name="_Equation Caption1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margin-left="1.477in">
        <style:tab-stops>
          <style:tab-stop style:type="left" style:position="-1.977in"/>
          <style:tab-stop style:type="left" style:position="-1.477in"/>
          <style:tab-stop style:type="left" style:position="-0.977in"/>
          <style:tab-stop style:type="left" style:position="0in"/>
        </style:tab-stops>
      </style:paragraph-properties>
      <style:text-properties style:font-name="Times New Roman" fo:letter-spacing="-0.0013in" fo:font-size="11pt" style:font-size-asian="11pt" fo:hyphenate="false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1in" fo:text-indent="-0.0152in">
        <style:tab-stops>
          <style:tab-stop style:type="left" style:position="-1.5in"/>
          <style:tab-stop style:type="left" style:position="-1in"/>
          <style:tab-stop style:type="left" style:position="-0.5in"/>
        </style:tab-stops>
      </style:paragraph-properties>
      <style:text-properties style:font-name="Times New Roman" fo:letter-spacing="-0.0013in" fo:font-size="11pt" style:font-size-asian="11pt" fo:hyphenate="false"/>
    </style:style>
    <style:style style:name="Цитата" style:display-name="Цитата" style:family="paragraph" style:parent-style-name="Обычный">
      <style:paragraph-properties fo:text-align="justify" fo:margin-left="0.4923in" fo:margin-right="-0.0006in">
        <style:tab-stops/>
      </style:paragraph-properties>
      <style:text-properties style:font-name="Times New Roman" fo:hyphenate="false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left="0.5in" fo:text-indent="-0.5in">
        <style:tab-stops>
          <style:tab-stop style:type="left" style:position="-1in"/>
          <style:tab-stop style:type="left" style:position="-0.5in"/>
        </style:tab-stops>
      </style:paragraph-properties>
      <style:text-properties style:font-name="Times New Roman" fo:letter-spacing="-0.002in" fo:hyphenate="false"/>
    </style:style>
    <style:style style:name="Текстпримечания" style:display-name="Текст примечания" style:family="paragraph" style:parent-style-name="Обычный">
      <style:text-properties style:font-name="Times New Roman" fo:font-size="10pt" style:font-size-asian="10pt" fo:hyphenate="false"/>
    </style:style>
    <style:style style:name="Основнойтекст" style:display-name="Основной текст" style:family="paragraph" style:parent-style-name="Обычный">
      <style:text-properties style:font-name="CG Times (WE)" fo:hyphenate="false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Основнойтекст2" style:display-name="Основной текст 2" style:family="paragraph" style:parent-style-name="Обычный">
      <style:paragraph-properties fo:text-align="justify"/>
      <style:text-properties style:font-name="Times New Roman" fo:language="en" fo:country="US" fo:hyphenate="false"/>
    </style:style>
    <style:style style:name="Абзацсписка" style:display-name="Абзац списка" style:family="paragraph" style:parent-style-name="Обычный">
      <style:paragraph-properties fo:margin-left="0.4916in">
        <style:tab-stops/>
      </style:paragraph-properties>
      <style:text-properties fo:hyphenate="false"/>
    </style:style>
    <style:style style:name="Tekstpodstawowy21" style:display-name="Tekst podstawowy 21" style:family="paragraph" style:parent-style-name="Обычный">
      <style:paragraph-properties fo:text-align="justify" style:line-height-at-least="0.3055in" fo:text-indent="0.4923in"/>
      <style:text-properties style:font-name="Arial" fo:font-weight="bold" style:font-weight-asian="bold" fo:hyphenate="false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complex="Tahoma" fo:font-size="8pt" style:font-size-asian="8pt" style:font-size-complex="8pt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style:font-name="CG Omega" fo:font-weight="bold" style:font-weight-asian="bold" style:font-weight-complex="bold" fo:hyphenate="false"/>
    </style:style>
    <style:style style:name="ТекстпримечанияЗнак" style:display-name="Текст примечания Знак" style:family="text">
      <style:text-properties fo:language="pl" fo:country="PL" style:language-asian="pl" style:country-asian="PL"/>
    </style:style>
    <style:style style:name="ТемапримечанияЗнак" style:display-name="Тема примечания Знак" style:family="text">
      <style:text-properties style:font-name="CG Omega" fo:font-weight="bold" style:font-weight-asian="bold" style:font-weight-complex="bold" fo:language="pl" fo:country="PL" style:language-asian="pl" style:country-asian="PL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fo:color="#000000" style:font-size-complex="12pt" fo:hyphenate="false"/>
    </style:style>
    <style:style style:name="ВерхнийколонтитулЗнак" style:display-name="Верхний колонтитул Знак" style:family="text">
      <style:text-properties style:font-name="CG Omega" fo:font-size="12pt" style:font-size-asian="12pt"/>
    </style:style>
    <style:style style:name="Текстконцевойсноски" style:display-name="Текст концевой сноски" style:family="paragraph" style:parent-style-name="Обычный">
      <style:text-properties fo:font-size="10pt" style:font-size-asian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G Omega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5%"/>
    </style:style>
    <style:style style:name="rynqvb" style:display-name="rynqvb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>
      <style:text-properties style:font-name="CG Omega" fo:font-size="12pt" style:font-size-asian="12pt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299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193in"/>
      </style:footer-style>
    </style:page-layout>
    <style:style style:name="TableColumn11" style:family="table-column">
      <style:table-column-properties style:column-width="1.9937in"/>
    </style:style>
    <style:style style:name="TableColumn12" style:family="table-column">
      <style:table-column-properties style:column-width="3.8034in"/>
    </style:style>
    <style:style style:name="TableColumn13" style:family="table-column">
      <style:table-column-properties style:column-width="1.1791in"/>
    </style:style>
    <style:style style:name="Table10" style:family="table">
      <style:table-properties style:width="6.9763in" style:rel-width="96.08%" fo:margin-left="0in" table:align="center"/>
    </style:style>
    <style:style style:name="TableRow14" style:family="table-row">
      <style:table-row-properties style:min-row-height="0.584in"/>
    </style:style>
    <style:style style:name="TableCell1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6" style:parent-style-name="Обычный" style:family="paragraph">
      <style:paragraph-properties fo:text-align="center" style:vertical-align="top" fo:line-height="150%" fo:margin-left="-0.0395in" fo:margin-right="0.0513in">
        <style:tab-stops>
          <style:tab-stop style:type="left" style:position="0.0395in"/>
        </style:tab-stops>
      </style:paragraph-properties>
    </style:style>
    <style:style style:name="T1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ableCell1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9" style:parent-style-name="Обычный" style:family="paragraph">
      <style:paragraph-properties fo:text-align="center" style:vertical-align="top" fo:margin-right="0.0513in"/>
      <style:text-properties style:font-name="Times New Roman" style:font-name-asian="Calibri" fo:font-weight="bold" style:font-weight-asian="bold" fo:font-size="11pt" style:font-size-asian="11pt" style:font-size-complex="11pt"/>
    </style:style>
    <style:style style:name="P20" style:parent-style-name="Обычный" style:family="paragraph">
      <style:paragraph-properties fo:text-align="center" style:vertical-align="top" fo:margin-right="0.0513in"/>
    </style:style>
    <style:style style:name="T2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letter-spacing="-0.002in" fo:font-size="11pt" style:font-size-asian="11pt" style:font-size-complex="11pt" fo:language="en" fo:country="GB"/>
    </style:style>
    <style:style style:name="TableCell22" style:family="table-cell">
      <style:table-cell-properties fo:border="0.0069in solid #000000" style:writing-mode="lr-tb" fo:padding-top="0in" fo:padding-left="0.0486in" fo:padding-bottom="0in" fo:padding-right="0.0486in"/>
    </style:style>
    <style:style style:name="P23" style:parent-style-name="Обычный" style:family="paragraph">
      <style:paragraph-properties fo:text-align="center" style:vertical-align="top" fo:margin-right="0.0513in"/>
    </style:style>
    <style:style style:name="T24" style:parent-style-name="Основнойшрифтабзаца" style:family="text">
      <style:text-properties style:font-name="Times New Roman" style:font-style-complex="italic" fo:font-size="11pt" style:font-size-asian="11pt" style:font-size-complex="11pt" style:language-asian="ar" style:country-asian="SA"/>
    </style:style>
    <style:style style:name="T25" style:parent-style-name="Основнойшрифтабзаца" style:family="text">
      <style:text-properties style:font-name="Times New Roman" style:font-style-complex="italic" fo:font-size="11pt" style:font-size-asian="11pt" style:font-size-complex="11pt" fo:language="en" fo:country="US" style:language-asian="ar" style:country-asian="SA"/>
    </style:style>
    <style:style style:name="T26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 fo:language="en" fo:country="US" style:language-asian="ar" style:country-asian="SA"/>
    </style:style>
    <style:style style:name="T27" style:parent-style-name="Основнойшрифтабзаца" style:family="text">
      <style:text-properties style:font-name="Times New Roman" style:font-style-complex="italic" fo:font-size="11pt" style:font-size-asian="11pt" style:font-size-complex="11pt" fo:language="en" fo:country="US" style:language-asian="ar" style:country-asian="SA"/>
    </style:style>
    <style:style style:name="P28" style:parent-style-name="Обычный" style:family="paragraph">
      <style:paragraph-properties fo:widows="0" fo:orphans="0" fo:text-align="center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Times New Roman" style:font-style-complex="italic" fo:font-size="11pt" style:font-size-asian="11pt" style:font-size-complex="11pt" fo:language="en" fo:country="US" style:language-asian="ar" style:country-asian="SA"/>
    </style:style>
    <style:style style:name="TableRow29" style:family="table-row">
      <style:table-row-properties style:min-row-height="0.3937in"/>
    </style:style>
    <style:style style:name="P30" style:parent-style-name="Обычный" style:family="paragraph">
      <style:paragraph-properties style:vertical-align="top" fo:line-height="150%" fo:margin-right="0.0513in">
        <style:tab-stops>
          <style:tab-stop style:type="left" style:position="0.8333in"/>
        </style:tab-stops>
      </style:paragraph-properties>
      <style:text-properties style:font-name="Times New Roman" fo:font-size="11pt" style:font-size-asian="11pt" style:font-size-complex="11pt"/>
    </style:style>
    <style:style style:name="TableCell3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2" style:parent-style-name="Обычный" style:family="paragraph">
      <style:paragraph-properties fo:text-align="center" style:vertical-align="top" fo:margin-right="0.0513in"/>
    </style:style>
    <style:style style:name="T33" style:parent-style-name="Основнойшрифтабзаца" style:family="text">
      <style:text-properties style:font-name="Times New Roman" fo:font-weight="bold" style:font-weight-asian="bold" fo:font-size="11pt" style:font-size-asian="11pt" style:font-size-complex="11pt" fo:language="en" fo:country="US"/>
    </style:style>
    <style:style style:name="T34" style:parent-style-name="Основнойшрифтабзаца" style:family="text">
      <style:text-properties style:font-name="Times New Roman" fo:font-weight="bold" style:font-weight-asian="bold" fo:font-style="italic" style:font-style-asian="italic" fo:font-size="11pt" style:font-size-asian="11pt" style:font-size-complex="11pt" fo:language="en" fo:country="US"/>
    </style:style>
    <style:style style:name="T35" style:parent-style-name="Основнойшрифтабзаца" style:family="text">
      <style:text-properties style:font-name="Times New Roman" fo:font-size="11pt" style:font-size-asian="11pt" style:font-size-complex="11pt" fo:language="en" fo:country="US"/>
    </style:style>
    <style:style style:name="T36" style:parent-style-name="Основнойшрифтабзаца" style:family="text">
      <style:text-properties style:font-name="Times New Roman" fo:font-weight="bold" style:font-weight-asian="bold" fo:font-size="11pt" style:font-size-asian="11pt" style:font-size-complex="11pt" fo:language="en" fo:country="US"/>
    </style:style>
    <style:style style:name="TableCell3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8" style:parent-style-name="Обычный" style:family="paragraph">
      <style:paragraph-properties fo:text-align="center" style:vertical-align="top" fo:margin-right="0.0513in"/>
    </style:style>
    <style:style style:name="T3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40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/>
    </style:style>
    <style:style style:name="T4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P42" style:parent-style-name="Верхнийколонтитул" style:family="paragraph">
      <style:text-properties style:font-name="Arial" style:font-name-complex="Arial" style:font-size-complex="12pt"/>
    </style:style>
    <style:style style:name="P43" style:parent-style-name="Нижнийколонтитул" style:family="paragraph">
      <style:paragraph-properties fo:text-align="end"/>
    </style:style>
    <style:style style:name="T44" style:parent-style-name="Основнойшрифтабзаца" style:family="text">
      <style:text-properties style:font-name="Times New Roman" fo:font-size="11pt" style:font-size-asian="11pt"/>
    </style:style>
    <style:style style:name="T45" style:parent-style-name="Основнойшрифтабзаца" style:family="text">
      <style:text-properties style:font-name="Times New Roman" fo:font-weight="bold" style:font-weight-asian="bold" style:font-weight-complex="bold" fo:font-size="11pt" style:font-size-asian="11pt"/>
    </style:style>
    <style:style style:name="T46" style:parent-style-name="Основнойшрифтабзаца" style:family="text">
      <style:text-properties style:font-name="Times New Roman" fo:font-size="11pt" style:font-size-asian="11pt"/>
    </style:style>
    <style:style style:name="T47" style:parent-style-name="Основнойшрифтабзаца" style:family="text">
      <style:text-properties style:font-name="Times New Roman" fo:font-weight="bold" style:font-weight-asian="bold" style:font-weight-complex="bold" fo:font-size="11pt" style:font-size-asian="11pt"/>
    </style:style>
    <style:style style:name="P48" style:parent-style-name="Обычный" style:family="paragraph">
      <style:paragraph-properties fo:widows="0" fo:orphans="0" fo:text-align="center" fo:margin-right="-0.3937in"/>
      <style:text-properties style:font-name="Arial" style:font-name-complex="Arial" fo:font-style="italic" style:font-style-asian="italic" fo:font-size="8pt" style:font-size-asian="8pt" style:font-size-complex="8pt" style:language-asian="ar" style:country-asian="SA"/>
    </style:style>
    <style:style style:family="graphic" style:name="a0" style:parent-style-name="Graphics">
      <style:graphic-properties fo:border="0.01042in none" fo:background-color="transparent" fo:clip="rect(0.73989in, 0.93112in, 1.07683in, 0.70879in)"/>
    </style:style>
  </office:automatic-styles>
  <office:master-styles>
    <style:master-page style:name="MP0" style:page-layout-name="PL0">
      <style:head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 table:number-rows-spanned="2">
              <text:p text:style-name="P16"><text:span text:style-name="T17"><draw:frame draw:style-name="a0" draw:name="Рисунок 1" text:anchor-type="as-char" svg:x="0in" svg:y="0in" svg:width="1.88492in" svg:height="0.57273in" style:rel-width="scale" style:rel-height="scale"><draw:image xlink:href="media/image1.emf" xlink:type="simple" xlink:show="embed" xlink:actuate="onLoad"/><svg:title/><svg:desc/></draw:frame></text:span></text:p>
            </table:table-cell>
            <table:table-cell table:style-name="TableCell18">
              <text:p text:style-name="P19">KARTA INSTALACYJNA WYPOSAŻENIA /<text:s/></text:p>
              <text:p text:style-name="P20"><text:span text:style-name="T21">EQUIPMENT INSTALLATION CARD</text:span></text:p>
            </table:table-cell>
            <table:table-cell table:style-name="TableCell22">
              <text:p text:style-name="P23"><text:span text:style-name="T24">Data wydania</text:span><text:span text:style-name="T25"><text:s/>/<text:s/></text:span><text:span text:style-name="T26">Release date</text:span><text:span text:style-name="T27">:</text:span></text:p>
              <text:p text:style-name="P28">07.09.2023</text:p>
            </table:table-cell>
          </table:table-row>
          <table:table-row table:style-name="TableRow29">
            <table:covered-table-cell>
              <text:p text:style-name="P30"/>
            </table:covered-table-cell>
            <table:table-cell table:style-name="TableCell31">
              <text:p text:style-name="P32"><text:span text:style-name="T33">Formularz /<text:s/></text:span><text:span text:style-name="T34">Form</text:span><text:span text:style-name="T35"><text:s/></text:span><text:span text:style-name="T36">F-GEN-007.02-B</text:span></text:p>
            </table:table-cell>
            <table:table-cell table:style-name="TableCell37">
              <text:p text:style-name="P38"><text:span text:style-name="T39">Numer wydania /<text:s/></text:span><text:span text:style-name="T40">Issue number</text:span><text:span text:style-name="T41">: 2</text:span></text:p>
            </table:table-cell>
          </table:table-row>
        </table:table>
        <text:p text:style-name="P42"/>
      </style:header>
      <style:footer>
        <text:p text:style-name="P43"><text:span text:style-name="T44">Strona/Page:<text:s/></text:span><text:span text:style-name="T45"><text:page-number text:fixed="false">1</text:page-number></text:span><text:span text:style-name="T46"><text:s/>/<text:s/></text:span><text:span text:style-name="T47"><text:page-count>1</text:page-count></text:span></text:p>
        <text:p text:style-name="P4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SOP S16</dc:title>
    <dc:subject/>
    <meta:initial-creator>K Ryba</meta:initial-creator>
    <dc:creator>Andrii Leonov</dc:creator>
    <meta:creation-date>2024-09-12T15:15:00Z</meta:creation-date>
    <dc:date>2024-09-12T15:16:00Z</dc:date>
    <meta:print-date>2023-06-29T07:51:00Z</meta:print-date>
    <meta:template xlink:href="Normal.dotm" xlink:type="simple"/>
    <meta:editing-cycles>4</meta:editing-cycles>
    <meta:editing-duration>PT60S</meta:editing-duration>
    <meta:user-defined meta:name="MSIP_Label_8362eab9-4a5d-4e66-b5c5-96cb85527f67_Enabled">True</meta:user-defined>
    <meta:user-defined meta:name="MSIP_Label_8362eab9-4a5d-4e66-b5c5-96cb85527f67_SiteId">2cf9c8bc-bd82-487c-a879-e50ef64477a4</meta:user-defined>
    <meta:user-defined meta:name="MSIP_Label_8362eab9-4a5d-4e66-b5c5-96cb85527f67_Owner">kryba@proteonpharma.com</meta:user-defined>
    <meta:user-defined meta:name="MSIP_Label_8362eab9-4a5d-4e66-b5c5-96cb85527f67_SetDate">2018-11-30T14:20:28.0541066Z</meta:user-defined>
    <meta:user-defined meta:name="MSIP_Label_8362eab9-4a5d-4e66-b5c5-96cb85527f67_Name">General</meta:user-defined>
    <meta:user-defined meta:name="MSIP_Label_8362eab9-4a5d-4e66-b5c5-96cb85527f67_Application">Microsoft Azure Information Protection</meta:user-defined>
    <meta:user-defined meta:name="MSIP_Label_8362eab9-4a5d-4e66-b5c5-96cb85527f67_Extended_MSFT_Method">Automatic</meta:user-defined>
    <meta:user-defined meta:name="Sensitivity">General</meta:user-defined>
    <meta:document-statistic meta:page-count="1" meta:paragraph-count="2" meta:word-count="164" meta:character-count="1099" meta:row-count="7" meta:non-whitespace-character-count="937"/>
  </office:meta>
</office:document-meta>
</file>